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3" style:family="table-cell" style:parent-style-name="Default" style:data-style-name="N41">
      <style:table-cell-properties fo:background-color="#ff3333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 style:data-style-name="N41">
      <style:table-cell-properties fo:background-color="#66ff66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r nagrania</text:p>
          </table:table-cell>
          <table:table-cell office:value-type="string">
            <text:p>Czas początku zdarzenia</text:p>
          </table:table-cell>
          <table:table-cell office:value-type="string">
            <text:p>Czas zegarowy</text:p>
          </table:table-cell>
          <table:table-cell office:value-type="string">
            <text:p>Zdarzen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00M00S">
            <text:p>00:00:00</text:p>
          </table:table-cell>
          <table:table-cell table:style-name="ce3" office:value-type="time" office:time-value="PT14H15M00S">
            <text:p>14:15:00</text:p>
          </table:table-cell>
          <table:table-cell office:value-type="string">
            <text:p>początek nagrani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time" office:time-value="PT00H32M24S">
            <text:p>00:32:24</text:p>
          </table:table-cell>
          <table:table-cell table:style-name="ce4" table:formula="of:=[.$C$2]-([.$B$2]-[.B3])" office:value-type="time" office:time-value="PT14H47M24S">
            <text:p>14:47:24</text:p>
          </table:table-cell>
          <table:table-cell office:value-type="string">
            <text:p>Prowadzący: Do hymnu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34M56S">
            <text:p>00:34:56</text:p>
          </table:table-cell>
          <table:table-cell table:formula="of:=[.$C$2]-([.$B$2]-[.B4])" office:value-type="time" office:time-value="PT14H49M56S">
            <text:p>14:49:56</text:p>
          </table:table-cell>
          <table:table-cell office:value-type="string">
            <text:p>koniec hym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01M25S">
            <text:p>02:01:25</text:p>
          </table:table-cell>
          <table:table-cell table:formula="of:=[.$C$2]-([.$B$2]-[.B5])" office:value-type="time" office:time-value="PT16H16M25S">
            <text:p>16:16:25</text:p>
          </table:table-cell>
          <table:table-cell office:value-type="string">
            <text:p>Prowadzący: Oficjalnie rozwiązuję zgromadzen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07M02S">
            <text:p>02:07:02</text:p>
          </table:table-cell>
          <table:table-cell table:formula="of:=[.$C$2]-([.$B$2]-[.B6])" office:value-type="time" office:time-value="PT16H22M02S">
            <text:p>16:22:02</text:p>
          </table:table-cell>
          <table:table-cell office:value-type="string">
            <text:p>koniec nagran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0M00S">
            <text:p>00:00:00</text:p>
          </table:table-cell>
          <table:table-cell table:formula="of:=[.$C$9]-([.$B$9]-[.B7])" office:value-type="time" office:time-value="PT12H14M28S">
            <text:p>12:14:28</text:p>
          </table:table-cell>
          <table:table-cell office:value-type="string">
            <text:p>początek nagran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4M24S">
            <text:p>00:04:24</text:p>
          </table:table-cell>
          <table:table-cell table:style-name="ce4" table:formula="of:=[.$C$9]-([.$B$9]-[.B8])" office:value-type="time" office:time-value="PT12H18M52S">
            <text:p>12:18:52</text:p>
          </table:table-cell>
          <table:table-cell office:value-type="string">
            <text:p>Jolka, Jolka pamiętasz (Budka Suflera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32M56S">
            <text:p>02:32:56</text:p>
          </table:table-cell>
          <table:table-cell table:style-name="ce5" office:value-type="time" office:time-value="PT14H47M24S">
            <text:p>14:47:24</text:p>
          </table:table-cell>
          <table:table-cell office:value-type="string">
            <text:p>Prowadzący: Do hymnu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4H01M56S">
            <text:p>04:01:56</text:p>
          </table:table-cell>
          <table:table-cell table:formula="of:=[.$C$9]-([.$B$9]-[.B10])" office:value-type="time" office:time-value="PT16H16M24S">
            <text:p>16:16:24</text:p>
          </table:table-cell>
          <table:table-cell office:value-type="string">
            <text:p>Prowadzący: Oficjalnie rozwiązuję zgromadzeni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4H05M41S">
            <text:p>04:05:41</text:p>
          </table:table-cell>
          <table:table-cell table:formula="of:=[.$C$9]-([.$B$9]-[.B11])" office:value-type="time" office:time-value="PT16H20M09S">
            <text:p>16:20:09</text:p>
          </table:table-cell>
          <table:table-cell office:value-type="string">
            <text:p>koniec nagrani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2H37M05S">
            <text:p>02:37:05</text:p>
          </table:table-cell>
          <table:table-cell table:style-name="ce5" office:value-type="time" office:time-value="PT14H47M24S">
            <text:p>14:47:24</text:p>
          </table:table-cell>
          <table:table-cell office:value-type="string">
            <text:p>Prowadzący: Do hymnu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3H35M12S">
            <text:p>03:35:12</text:p>
          </table:table-cell>
          <table:table-cell table:formula="of:=[.$C$12]-([.$B$12]-[.B13])" office:value-type="time" office:time-value="PT15H45M31S">
            <text:p>15:45:31</text:p>
          </table:table-cell>
          <table:table-cell office:value-type="string">
            <text:p>koniec nagrani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0H00M00S">
            <text:p>00:00:00</text:p>
          </table:table-cell>
          <table:table-cell table:formula="of:=[.$C$17]-([.$B$17]-[.B14])" office:value-type="time" office:time-value="PT10H31M47S">
            <text:p>10:31:47</text:p>
          </table:table-cell>
          <table:table-cell office:value-type="string">
            <text:p>początek nagrani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0H25M10S">
            <text:p>00:25:10</text:p>
          </table:table-cell>
          <table:table-cell table:formula="of:=[.$C$17]-([.$B$17]-[.B15])" office:value-type="time" office:time-value="PT10H56M57S">
            <text:p>10:56:57</text:p>
          </table:table-cell>
          <table:table-cell office:value-type="string">
            <text:p>Beata Szydło (wywiad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0H44M15S">
            <text:p>00:44:15</text:p>
          </table:table-cell>
          <table:table-cell table:formula="of:=[.$C$17]-([.$B$17]-[.B16])" office:value-type="time" office:time-value="PT11H16M02S">
            <text:p>11:16:02</text:p>
          </table:table-cell>
          <table:table-cell office:value-type="string">
            <text:p>Prowadzący: godzina jedenasta z minutam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1H47M05S">
            <text:p>01:47:05</text:p>
          </table:table-cell>
          <table:table-cell table:style-name="ce5" office:value-type="time" office:time-value="PT12H18M52S">
            <text:p>12:18:52</text:p>
          </table:table-cell>
          <table:table-cell office:value-type="string">
            <text:p>Jolka, Jolka pamiętasz (Budka Suflera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2H25M19S">
            <text:p>02:25:19</text:p>
          </table:table-cell>
          <table:table-cell table:formula="of:=[.$C$17]-([.$B$17]-[.B18])" office:value-type="time" office:time-value="PT12H57M06S">
            <text:p>12:57:06</text:p>
          </table:table-cell>
          <table:table-cell office:value-type="string">
            <text:p>koniec nagrania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relacja MIR</text:p>
          </table:table-cell>
          <table:table-cell office:value-type="string">
            <text:p>https://www.facebook.com/Live.MIR.tv/videos/800785231638438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relacja Tysol pl</text:p>
          </table:table-cell>
          <table:table-cell office:value-type="string">
            <text:p>https://www.youtube.com/watch?v=tQE-gte38Z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relacja Onet</text:p>
          </table:table-cell>
          <table:table-cell office:value-type="string">
            <text:p>https://www.youtube.com/watch?v=0rT_h0jyTG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relacja Radio WNET (program specjalny „Precz z Zielonym Ładem”)</text:p>
          </table:table-cell>
          <table:table-cell office:value-type="string">
            <text:p>https://www.youtube.com/watch?v=QWgI1II_ZZo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31">31.05.2024</text:date>, <text:time>15:05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Bystrzycki</meta:initial-creator>
    <meta:creation-date>2024-05-16T14:09:46.83</meta:creation-date>
    <dc:date>2024-05-31T15:05:13.71</dc:date>
    <dc:creator>Andrzej Bystrzycki</dc:creator>
    <meta:editing-duration>PT2H12M4S</meta:editing-duration>
    <meta:editing-cycles>7</meta:editing-cycles>
    <meta:generator>OpenOffice/4.1.15$Win32 OpenOffice.org_project/4115m2$Build-9813</meta:generator>
    <meta:document-statistic meta:table-count="3" meta:cell-count="84" meta:object-count="0"/>
  </office:meta>
</office:document-meta>
</file>